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3]-0.5*([.B3]-[.D3])" office:value-type="float" office:value="150" calcext:value-type="float">
            <text:p>150</text:p>
          </table:table-cell>
          <table:table-cell table:formula="of:=[.C3]-0.5*([.C3]-[.E3])" office:value-type="float" office:value="550" calcext:value-type="float">
            <text:p>550</text:p>
          </table:table-cell>
          <table:table-cell table:formula="of:=[.D3]+0.5*([.B3]-[.D3])" office:value-type="float" office:value="150" calcext:value-type="float">
            <text:p>150</text:p>
          </table:table-cell>
          <table:table-cell table:formula="of:=[.E3]+0.5*([.C3]-[.E3])"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4]-0.5*([.B4]-[.D4])" office:value-type="float" office:value="500" calcext:value-type="float">
            <text:p>500</text:p>
          </table:table-cell>
          <table:table-cell table:formula="of:=[.C4]-0.5*([.C4]-[.E4])" office:value-type="float" office:value="600" calcext:value-type="float">
            <text:p>600</text:p>
          </table:table-cell>
          <table:table-cell table:formula="of:=[.D4]+0.5*([.B4]-[.D4])" office:value-type="float" office:value="500" calcext:value-type="float">
            <text:p>500</text:p>
          </table:table-cell>
          <table:table-cell table:formula="of:=[.E4]+0.5*([.C4]-[.E4])" office:value-type="float" office:value="600" calcext:value-type="float">
            <text:p>600</text:p>
          </table:table-cell>
        </table:table-row>
      </table:table>
      <table:table table:name="ComboOpportunity 20 gen" table:style-name="ta1">
        <table:shapes>
          <draw:frame draw:z-index="0" draw:style-name="gr1" draw:text-style-name="P1" svg:width="15.999cm" svg:height="8.999cm" svg:x="5.482cm" svg:y="3.423cm">
            <draw:object draw:notify-on-update-of-ranges="'ComboOpportunity 20 gen'.B1:'ComboOpportunity 20 gen'.U1 'ComboOpportunity 20 gen'.B2:'ComboOpportunity 20 gen'.U2 'ComboOpportunity 20 gen'.B4:'ComboOpportunity 20 gen'.U4 'ComboOpportunity 20 gen'.B3:'ComboOpportunity 20 gen'.U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0"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3600" calcext:value-type="float">
            <text:p>3600</text:p>
          </table:table-cell>
          <table:table-cell office:value-type="float" office:value="3960" calcext:value-type="float">
            <text:p>3960</text:p>
          </table:table-cell>
          <table:table-cell table:number-columns-repeated="2" office:value-type="float" office:value="4320" calcext:value-type="float">
            <text:p>4320</text:p>
          </table:table-cell>
          <table:table-cell table:number-columns-repeated="4" office:value-type="float" office:value="3960" calcext:value-type="float">
            <text:p>3960</text:p>
          </table:table-cell>
          <table:table-cell table:number-columns-repeated="3" office:value-type="float" office:value="4320" calcext:value-type="float">
            <text:p>4320</text:p>
          </table:table-cell>
          <table:table-cell office:value-type="float" office:value="3960" calcext:value-type="float">
            <text:p>3960</text:p>
          </table:table-cell>
          <table:table-cell office:value-type="float" office:value="4320" calcext:value-type="float">
            <text:p>4320</text:p>
          </table:table-cell>
          <table:table-cell office:value-type="float" office:value="3960" calcext:value-type="float">
            <text:p>3960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572" calcext:value-type="float">
            <text:p>4572</text:p>
          </table:table-cell>
          <table:table-cell office:value-type="float" office:value="4536" calcext:value-type="float">
            <text:p>4536</text:p>
          </table:table-cell>
          <table:table-cell office:value-type="float" office:value="4572" calcext:value-type="float">
            <text:p>4572</text:p>
          </table:table-cell>
          <table:table-cell office:value-type="float" office:value="4716" calcext:value-type="float">
            <text:p>4716</text:p>
          </table:table-cell>
          <table:table-cell office:value-type="float" office:value="4860" calcext:value-type="float">
            <text:p>4860</text:p>
          </table:table-cell>
          <table:table-cell office:value-type="float" office:value="4896" calcext:value-type="float">
            <text:p>4896</text:p>
          </table:table-cell>
          <table:table-cell office:value-type="float" office:value="4752" calcext:value-type="float">
            <text:p>4752</text:p>
          </table:table-cell>
          <table:table-cell office:value-type="float" office:value="4860" calcext:value-type="float">
            <text:p>4860</text:p>
          </table:table-cell>
          <table:table-cell office:value-type="float" office:value="4680" calcext:value-type="float">
            <text:p>4680</text:p>
          </table:table-cell>
          <table:table-cell office:value-type="float" office:value="4788" calcext:value-type="float">
            <text:p>4788</text:p>
          </table:table-cell>
          <table:table-cell office:value-type="float" office:value="4860" calcext:value-type="float">
            <text:p>4860</text:p>
          </table:table-cell>
          <table:table-cell office:value-type="float" office:value="4788" calcext:value-type="float">
            <text:p>4788</text:p>
          </table:table-cell>
          <table:table-cell office:value-type="float" office:value="4896" calcext:value-type="float">
            <text:p>4896</text:p>
          </table:table-cell>
          <table:table-cell office:value-type="float" office:value="4752" calcext:value-type="float">
            <text:p>4752</text:p>
          </table:table-cell>
          <table:table-cell office:value-type="float" office:value="4896" calcext:value-type="float">
            <text:p>4896</text:p>
          </table:table-cell>
          <table:table-cell office:value-type="float" office:value="4680" calcext:value-type="float">
            <text:p>4680</text:p>
          </table:table-cell>
          <table:table-cell office:value-type="float" office:value="4896" calcext:value-type="float">
            <text:p>4896</text:p>
          </table:table-cell>
          <table:table-cell office:value-type="float" office:value="4716" calcext:value-type="float">
            <text:p>4716</text:p>
          </table:table-cell>
          <table:table-cell office:value-type="float" office:value="4788" calcext:value-type="float">
            <text:p>4788</text:p>
          </table:table-cell>
          <table:table-cell office:value-type="float" office:value="4932" calcext:value-type="float">
            <text:p>4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06T20:39:57.335000000</meta:creation-date>
    <dc:date>2024-01-06T21:23:07.463000000</dc:date>
    <meta:editing-duration>PT2M5S</meta:editing-duration>
    <meta:editing-cycles>1</meta:editing-cycles>
    <meta:document-statistic meta:table-count="2" meta:cell-count="112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715cm" style:legend-expansion="high" chart:style-name="ch2"/>
        <chart:plot-area chart:style-name="ch3" table:cell-range-address="'ComboOpportunity 20 gen'.B1:'ComboOpportunity 20 gen'.U4" chart:data-source-has-labels="both" svg:x="0.32cm" svg:y="0.18cm" svg:width="12.111cm" svg:height="8.64cm">
          <chartooo:coordinate-region svg:x="1.347cm" svg:y="0.375cm" svg:width="10.888cm" svg:height="7.806cm"/>
          <chart:axis chart:dimension="x" chart:name="primary-x" chart:style-name="ch4" chartooo:axis-type="auto">
            <chartooo:date-scale/>
            <chart:categories table:cell-range-address="'ComboOpportunity 20 gen'.B1:'ComboOpportunity 20 gen'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boOpportunity 20 gen'.B2:'ComboOpportunity 20 gen'.U2" loext:label-string="&quot;Best score&quot;" chart:class="chart:line">
            <chart:data-point chart:repeated="20"/>
          </chart:series>
          <chart:series chart:style-name="ch8" chart:values-cell-range-address="'ComboOpportunity 20 gen'.B4:'ComboOpportunity 20 gen'.U4" loext:label-string="&quot;Mean score&quot;" chart:class="chart:line">
            <chart:data-point chart:repeated="20"/>
          </chart:series>
          <chart:series chart:style-name="ch9" chart:values-cell-range-address="'ComboOpportunity 20 gen'.B3:'ComboOpportunity 20 gen'.U3" loext:label-string="&quot;Worst score&quot;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score</text:p>
              </table:table-cell>
              <table:table-cell office:value-type="string">
                <text:p>Mean score</text:p>
              </table:table-cell>
              <table:table-cell office:value-type="string">
                <text:p>Worst scor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boOpportunity 20 gen'.B1:'ComboOpportunity 20 gen'.U1</svg:desc>
                </draw:g>
              </table:table-cell>
              <table:table-cell office:value-type="float" office:value="5040">
                <text:p>5040</text:p>
                <draw:g>
                  <svg:desc>'ComboOpportunity 20 gen'.B2:'ComboOpportunity 20 gen'.U2</svg:desc>
                </draw:g>
              </table:table-cell>
              <table:table-cell office:value-type="float" office:value="4572">
                <text:p>4572</text:p>
                <draw:g>
                  <svg:desc>'ComboOpportunity 20 gen'.B4:'ComboOpportunity 20 gen'.U4</svg:desc>
                </draw:g>
              </table:table-cell>
              <table:table-cell office:value-type="float" office:value="3960">
                <text:p>3960</text:p>
                <draw:g>
                  <svg:desc>'ComboOpportunity 20 gen'.B3:'ComboOpportunity 20 gen'.U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40">
                <text:p>5040</text:p>
              </table:table-cell>
              <table:table-cell office:value-type="float" office:value="4536">
                <text:p>453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40">
                <text:p>5040</text:p>
              </table:table-cell>
              <table:table-cell office:value-type="float" office:value="4572">
                <text:p>457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40">
                <text:p>5040</text:p>
              </table:table-cell>
              <table:table-cell office:value-type="float" office:value="4716">
                <text:p>471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40">
                <text:p>5040</text:p>
              </table:table-cell>
              <table:table-cell office:value-type="float" office:value="4860">
                <text:p>486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40">
                <text:p>5040</text:p>
              </table:table-cell>
              <table:table-cell office:value-type="float" office:value="4896">
                <text:p>4896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4752">
                <text:p>475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40">
                <text:p>5040</text:p>
              </table:table-cell>
              <table:table-cell office:value-type="float" office:value="4860">
                <text:p>486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40">
                <text:p>5040</text:p>
              </table:table-cell>
              <table:table-cell office:value-type="float" office:value="4680">
                <text:p>468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40">
                <text:p>5040</text:p>
              </table:table-cell>
              <table:table-cell office:value-type="float" office:value="4788">
                <text:p>478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40">
                <text:p>5040</text:p>
              </table:table-cell>
              <table:table-cell office:value-type="float" office:value="4860">
                <text:p>486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040">
                <text:p>5040</text:p>
              </table:table-cell>
              <table:table-cell office:value-type="float" office:value="4788">
                <text:p>4788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40">
                <text:p>5040</text:p>
              </table:table-cell>
              <table:table-cell office:value-type="float" office:value="4896">
                <text:p>4896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040">
                <text:p>5040</text:p>
              </table:table-cell>
              <table:table-cell office:value-type="float" office:value="4752">
                <text:p>475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40">
                <text:p>5040</text:p>
              </table:table-cell>
              <table:table-cell office:value-type="float" office:value="4896">
                <text:p>4896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40">
                <text:p>5040</text:p>
              </table:table-cell>
              <table:table-cell office:value-type="float" office:value="4680">
                <text:p>468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040">
                <text:p>5040</text:p>
              </table:table-cell>
              <table:table-cell office:value-type="float" office:value="4896">
                <text:p>4896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40">
                <text:p>5040</text:p>
              </table:table-cell>
              <table:table-cell office:value-type="float" office:value="4716">
                <text:p>471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40">
                <text:p>5040</text:p>
              </table:table-cell>
              <table:table-cell office:value-type="float" office:value="4788">
                <text:p>478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40">
                <text:p>5040</text:p>
              </table:table-cell>
              <table:table-cell office:value-type="float" office:value="4932">
                <text:p>493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